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 grddl:transformation="http://docs.oasis-open.org/office/1.2/xslt/odf2rdf.xsl">
	<office:font-face-decls>
		<style:font-face style:name="font_default" svg:font-family="'Arial'" fo:font-weight="400"/>
		<style:font-face style:name="font_0" svg:font-family="'Arial'" fo:font-weight="400"/>
		<style:font-face style:name="font_1" svg:font-family="'Arial'" fo:font-weight="400"/>
	</office:font-face-decls>﻿<office:automatic-styles>
	<style:style style:name="column_0" style:family="table-column">
		<style:table-column-properties style:column-width="29.63mm"/>
	</style:style>
	<style:style style:name="column_1" style:family="table-column">
		<style:table-column-properties style:column-width="29.63mm"/>
	</style:style>
	<style:style style:name="column_2" style:family="table-column">
		<style:table-column-properties style:column-width="25.93mm"/>
	</style:style>
	<style:style style:name="column_3" style:family="table-column">
		<style:table-column-properties style:column-width="44.45mm"/>
	</style:style>
	<style:style style:name="row_0" style:family="table-row">
		<style:table-row-properties style:row-height="3.97mm"/>
	</style:style>
	<style:style style:name="cell_23_leftrighttopbottom" style:family="table-cell">
		<style:table-cell-properties fo:background-color="#f5f2dd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0" fo:color="#594304" fo:font-size="8pt" fo:font-weight="400"/>
	</style:style>
	<style:style style:name="cell_24_leftrighttopbottom" style:family="table-cell">
		<style:table-cell-properties fo:background-color="#f5f2dd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0" fo:color="#594304" fo:font-size="8pt" fo:font-weight="400"/>
	</style:style>
	<style:style style:name="cell_25_leftrighttopbottom" style:family="table-cell">
		<style:table-cell-properties fo:background-color="#f5f2dd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0" fo:color="#594304" fo:font-size="8pt" fo:font-weight="400"/>
	</style:style>
	<style:style style:name="row_1" style:family="table-row">
		<style:table-row-properties style:row-height="3.97mm"/>
	</style:style>
	<style:style style:name="cell_26_leftrighttopbottom" style:family="table-cell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1" fo:color="#000000" fo:font-size="8pt" fo:font-weight="400"/>
	</style:style>
	<number:number-style style:name="num_1_1">
		<number:text>00000000417</number:text>
	</number:number-style>
	<style:style style:name="cell_1_1_leftrighttopbottom" style:family="table-cell" style:data-style-name="num_1_1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1" fo:color="#000000" fo:font-size="8pt" fo:font-weight="400"/>
	</style:style>
	<number:number-style style:name="num_1_2">
		<number:text>60 375,00</number:text>
	</number:number-style>
	<style:style style:name="cell_1_2_leftrighttopbottom" style:family="table-cell" style:data-style-name="num_1_2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mm" fo:padding-right="0.695mm"/>
		<style:paragraph-properties fo:text-align="end"/>
		<style:text-properties style:font-name="font_1" fo:color="#000000" fo:font-size="8pt" fo:font-weight="400"/>
	</style:style>
	<style:style style:name="cell_27_leftrighttopbottom" style:family="table-cell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1" fo:color="#000000" fo:font-size="8pt" fo:font-weight="400"/>
	</style:style>
	<style:style style:name="row_2" style:family="table-row">
		<style:table-row-properties style:row-height="3.97mm"/>
	</style:style>
	<number:number-style style:name="num_2_1">
		<number:text>00000000418</number:text>
	</number:number-style>
	<style:style style:name="cell_2_1_leftrighttopbottom" style:family="table-cell" style:data-style-name="num_2_1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1" fo:color="#000000" fo:font-size="8pt" fo:font-weight="400"/>
	</style:style>
	<number:number-style style:name="num_2_2">
		<number:text>52 000,00</number:text>
	</number:number-style>
	<style:style style:name="cell_2_2_leftrighttopbottom" style:family="table-cell" style:data-style-name="num_2_2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mm" fo:padding-right="0.695mm"/>
		<style:paragraph-properties fo:text-align="end"/>
		<style:text-properties style:font-name="font_1" fo:color="#000000" fo:font-size="8pt" fo:font-weight="400"/>
	</style:style>
	<style:style style:name="row_3" style:family="table-row">
		<style:table-row-properties style:row-height="3.97mm"/>
	</style:style>
	<number:number-style style:name="num_3_1">
		<number:text>00000000419</number:text>
	</number:number-style>
	<style:style style:name="cell_3_1_leftrighttopbottom" style:family="table-cell" style:data-style-name="num_3_1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1" fo:color="#000000" fo:font-size="8pt" fo:font-weight="400"/>
	</style:style>
	<number:number-style style:name="num_3_2">
		<number:text>21 999,94</number:text>
	</number:number-style>
	<style:style style:name="cell_3_2_leftrighttopbottom" style:family="table-cell" style:data-style-name="num_3_2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mm" fo:padding-right="0.695mm"/>
		<style:paragraph-properties fo:text-align="end"/>
		<style:text-properties style:font-name="font_1" fo:color="#000000" fo:font-size="8pt" fo:font-weight="400"/>
	</style:style>
	<style:style style:name="row_4" style:family="table-row">
		<style:table-row-properties style:row-height="3.97mm"/>
	</style:style>
	<number:number-style style:name="num_4_1">
		<number:text>00000000420</number:text>
	</number:number-style>
	<style:style style:name="cell_4_1_leftrighttopbottom" style:family="table-cell" style:data-style-name="num_4_1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1" fo:color="#000000" fo:font-size="8pt" fo:font-weight="400"/>
	</style:style>
	<number:number-style style:name="num_4_2">
		<number:text>27 599,96</number:text>
	</number:number-style>
	<style:style style:name="cell_4_2_leftrighttopbottom" style:family="table-cell" style:data-style-name="num_4_2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mm" fo:padding-right="0.695mm"/>
		<style:paragraph-properties fo:text-align="end"/>
		<style:text-properties style:font-name="font_1" fo:color="#000000" fo:font-size="8pt" fo:font-weight="400"/>
	</style:style>
	<style:style style:name="row_5" style:family="table-row">
		<style:table-row-properties style:row-height="3.97mm"/>
	</style:style>
	<number:number-style style:name="num_5_1">
		<number:text>00000000421</number:text>
	</number:number-style>
	<style:style style:name="cell_5_1_leftrighttopbottom" style:family="table-cell" style:data-style-name="num_5_1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.695mm" fo:padding-right="0mm"/>
		<style:paragraph-properties fo:text-align="start"/>
		<style:text-properties style:font-name="font_1" fo:color="#000000" fo:font-size="8pt" fo:font-weight="400"/>
	</style:style>
	<number:number-style style:name="num_5_2">
		<number:text>83 388,24</number:text>
	</number:number-style>
	<style:style style:name="cell_5_2_leftrighttopbottom" style:family="table-cell" style:data-style-name="num_5_2">
		<style:table-cell-properties fo:background-color="#ffffff" fo:border-left="0.25mm solid #b3ac86" fo:border-top="0.25mm solid #b3ac86" fo:border-right="0.25mm solid #b3ac86" fo:border-bottom="0.25mm solid #b3ac86" style:vertical-align="top" fo:padding="0pt" fo:padding-left="0mm" fo:padding-right="0.695mm"/>
		<style:paragraph-properties fo:text-align="end"/>
		<style:text-properties style:font-name="font_1" fo:color="#000000" fo:font-size="8pt" fo:font-weight="400"/>
	</style:style>
</office:automatic-styles>﻿<office:body>
	<office:spreadsheet>
		<table:table table:name="Sheet1">
			<table:table-column table:style-name="column_0"/>
			<table:table-column table:style-name="column_1"/>
			<table:table-column table:style-name="column_2"/>
			<table:table-column table:style-name="column_3"/>
			<table:table-row table:style-name="row_0">
				<table:table-cell table:style-name="cell_23_leftrighttopbottom" office:value-type="string">
					<text:p>Дата</text:p>
				</table:table-cell>
				<table:table-cell table:style-name="cell_23_leftrighttopbottom" office:value-type="string">
					<text:p>Номер</text:p>
				</table:table-cell>
				<table:table-cell table:style-name="cell_24_leftrighttopbottom" office:value-type="string">
					<text:p>Сумма</text:p>
				</table:table-cell>
				<table:table-cell table:style-name="cell_25_leftrighttopbottom" office:value-type="string">
					<text:p>Контрагент</text:p>
				</table:table-cell>
			</table:table-row>
			<table:table-row table:style-name="row_1">
				<table:table-cell table:style-name="cell_26_leftrighttopbottom" office:value-type="string">
					<text:p>12.11.2018 14:55:53</text:p>
				</table:table-cell>
				<table:table-cell table:style-name="cell_1_1_leftrighttopbottom" office:value-type="float" office:value="417">
					<text:p>00000000417</text:p>
				</table:table-cell>
				<table:table-cell table:style-name="cell_1_2_leftrighttopbottom" office:value-type="float" office:value="60375">
					<text:p>60 375,00</text:p>
				</table:table-cell>
				<table:table-cell table:style-name="cell_27_leftrighttopbottom" office:value-type="string">
					<text:p>САМ-ПО</text:p>
				</table:table-cell>
			</table:table-row>
			<table:table-row table:style-name="row_2">
				<table:table-cell table:style-name="cell_26_leftrighttopbottom" office:value-type="string">
					<text:p>14.11.2018 13:03:19</text:p>
				</table:table-cell>
				<table:table-cell table:style-name="cell_2_1_leftrighttopbottom" office:value-type="float" office:value="418">
					<text:p>00000000418</text:p>
				</table:table-cell>
				<table:table-cell table:style-name="cell_2_2_leftrighttopbottom" office:value-type="float" office:value="52000">
					<text:p>52 000,00</text:p>
				</table:table-cell>
				<table:table-cell table:style-name="cell_27_leftrighttopbottom" office:value-type="string">
					<text:p>НаДО 8(84661) 5-15-51</text:p>
				</table:table-cell>
			</table:table-row>
			<table:table-row table:style-name="row_3">
				<table:table-cell table:style-name="cell_26_leftrighttopbottom" office:value-type="string">
					<text:p>15.11.2018 13:32:28</text:p>
				</table:table-cell>
				<table:table-cell table:style-name="cell_3_1_leftrighttopbottom" office:value-type="float" office:value="419">
					<text:p>00000000419</text:p>
				</table:table-cell>
				<table:table-cell table:style-name="cell_3_2_leftrighttopbottom" office:value-type="float" office:value="21999.94">
					<text:p>21 999,94</text:p>
				</table:table-cell>
				<table:table-cell table:style-name="cell_27_leftrighttopbottom" office:value-type="string">
					<text:p>АО "СКК" НОВЫЙ с 01.10.16</text:p>
				</table:table-cell>
			</table:table-row>
			<table:table-row table:style-name="row_4">
				<table:table-cell table:style-name="cell_26_leftrighttopbottom" office:value-type="string">
					<text:p>15.11.2018 13:34:46</text:p>
				</table:table-cell>
				<table:table-cell table:style-name="cell_4_1_leftrighttopbottom" office:value-type="float" office:value="420">
					<text:p>00000000420</text:p>
				</table:table-cell>
				<table:table-cell table:style-name="cell_4_2_leftrighttopbottom" office:value-type="float" office:value="27599.96">
					<text:p>27 599,96</text:p>
				</table:table-cell>
				<table:table-cell table:style-name="cell_27_leftrighttopbottom" office:value-type="string">
					<text:p>АО "СКК" НОВЫЙ с 01.10.16</text:p>
				</table:table-cell>
			</table:table-row>
			<table:table-row table:style-name="row_5">
				<table:table-cell table:style-name="cell_26_leftrighttopbottom" office:value-type="string">
					<text:p>15.11.2018 15:04:44</text:p>
				</table:table-cell>
				<table:table-cell table:style-name="cell_5_1_leftrighttopbottom" office:value-type="float" office:value="421">
					<text:p>00000000421</text:p>
				</table:table-cell>
				<table:table-cell table:style-name="cell_5_2_leftrighttopbottom" office:value-type="float" office:value="83388.24">
					<text:p>83 388,24</text:p>
				</table:table-cell>
				<table:table-cell table:style-name="cell_27_leftrighttopbottom" office:value-type="string">
					<text:p>АО "СКК" НОВЫЙ с 01.10.16</text:p>
				</table:table-cell>
			</table:table-row>
		</table:table>
	</office:spreadsheet>
</office:body>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 grddl:transformation="http://docs.oasis-open.org/office/1.2/xslt/odf2rdf.xsl">
  <office:styles>
    <draw:stroke-dash draw:name="dash2" draw:style="rect" draw:dots1="1" draw:dots2="1" draw:dots1-length="5mm" draw:dots2-length="5mm" draw:distance="2mm"/>
    <draw:stroke-dash draw:name="dash3" draw:style="rect" draw:dots1="1" draw:dots2="1" draw:distance="1mm"/>
    <draw:stroke-dash draw:name="dash4" draw:style="rect" draw:dots1="1" draw:dots2="1" draw:dots1-length="2mm" draw:distance="1.5mm"/>
    <draw:stroke-dash draw:name="dash5" draw:style="rect" draw:dots1="1" draw:dots2="2" draw:dots1-length="2mm" draw:distance="1mm"/>
  </office:styles>
</office:document-styles>
</file>